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160" officeooo:paragraph-rsid="000391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fgdfgdbbfgdfbbc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7:14:52.234463502</meta:creation-date>
    <dc:date>2023-09-08T17:15:03.453009172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17" meta:non-whitespace-character-count="17"/>
    <meta:generator>LibreOffice/7.3.7.2$Linux_X86_64 LibreOffice_project/30$Build-2</meta:generator>
  </office:meta>
</office:document-meta>
</file>